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4.45cm" svg:height="1.352cm" svg:x="8.4cm" svg:y="8.25cm">
          <draw:text-box>
            <text:p text:style-name="P3"><text:span text:style-name="T1">requests </text:span></text:p>
          </draw:text-box>
        </draw:frame>
        <draw:g draw:style-name="gr4">
          <draw:custom-shape draw:style-name="gr5" draw:text-style-name="P5" draw:layer="layout" svg:width="3.185cm" svg:height="3.185cm" draw:transform="rotate (0.785398163397448) translate (10.946cm 16.65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49cm 19.65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852cm 19.19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52S</meta:editing-duration>
    <meta:editing-cycles>7</meta:editing-cycles>
    <meta:generator>LibreOffice/24.2.4.2$Windows_X86_64 LibreOffice_project/51a6219feb6075d9a4c46691dcfe0cd9c4fff3c2</meta:generator>
    <dc:date>2025-11-18T14:32:12.641000000</dc:date>
    <meta:document-statistic meta:object-count="11"/>
  </office:meta>
</office:document-meta>
</file>